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DD0000011B820E8C25.png" manifest:media-type="image/png"/>
  <manifest:file-entry manifest:full-path="Pictures/10000201000000D3000001023293D7CA.png" manifest:media-type="image/png"/>
  <manifest:file-entry manifest:full-path="Pictures/10000201000000DC000001212B164D77.png" manifest:media-type="image/png"/>
  <manifest:file-entry manifest:full-path="Pictures/10000201000000CE000000E461812923.png" manifest:media-type="image/png"/>
  <manifest:file-entry manifest:full-path="Pictures/10000201000000D900000114C55D60F0.png" manifest:media-type="image/png"/>
  <manifest:file-entry manifest:full-path="Pictures/10000201000000D2000000E6D968DC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ples of Game Play:</text:p>
      <text:p text:style-name="Standard"/>
      <text:p text:style-name="Standard"><draw:frame draw:style-name="fr1" draw:name="graphics1" text:anchor-type="paragraph" svg:x="0.022in" svg:y="2.6819in" svg:width="2.2602in" svg:height="2.8752in" draw:z-index="0"><draw:image xlink:href="Pictures/10000201000000D900000114C55D60F0.png" xlink:type="simple" xlink:show="embed" xlink:actuate="onLoad"/></draw:frame><draw:frame draw:style-name="fr1" draw:name="graphics2" text:anchor-type="paragraph" svg:x="4.148in" svg:y="2.6472in" svg:width="2.302in" svg:height="2.948in" draw:z-index="1"><draw:image xlink:href="Pictures/10000201000000DD0000011B820E8C25.png" xlink:type="simple" xlink:show="embed" xlink:actuate="onLoad"/></draw:frame><draw:frame draw:style-name="fr1" draw:name="graphics3" text:anchor-type="paragraph" svg:x="0.0516in" svg:y="0.1693in" svg:width="2.1874in" svg:height="2.3957in" draw:z-index="2"><draw:image xlink:href="Pictures/10000201000000D2000000E6D968DC6D.png" xlink:type="simple" xlink:show="embed" xlink:actuate="onLoad"/></draw:frame><draw:frame draw:style-name="fr1" draw:name="graphics4" text:anchor-type="paragraph" svg:x="4.1346in" svg:y="0.1307in" svg:width="2.1457in" svg:height="2.3752in" draw:z-index="3"><draw:image xlink:href="Pictures/10000201000000CE000000E461812923.png" xlink:type="simple" xlink:show="embed" xlink:actuate="onLoad"/></draw:frame><draw:frame draw:style-name="fr1" draw:name="graphics5" text:anchor-type="paragraph" svg:x="4.2516in" svg:y="5.7425in" svg:width="2.198in" svg:height="2.6874in" draw:z-index="4"><draw:image xlink:href="Pictures/10000201000000D3000001023293D7CA.png" xlink:type="simple" xlink:show="embed" xlink:actuate="onLoad"/></draw:frame><draw:frame draw:style-name="fr1" draw:name="graphics6" text:anchor-type="paragraph" svg:x="0.0772in" svg:y="5.6772in" svg:width="2.2917in" svg:height="3.0102in" draw:z-index="5"><draw:image xlink:href="Pictures/10000201000000DC000001212B164D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5:22:13</meta:creation-date>
    <dc:date>2015-12-09T15:24:46</dc:date>
    <meta:editing-duration>P0D</meta:editing-duration>
    <meta:editing-cycles>1</meta:editing-cycles>
    <meta:document-statistic meta:table-count="0" meta:image-count="6" meta:object-count="0" meta:page-count="1" meta:paragraph-count="1" meta:word-count="4" meta:character-count="22" meta:non-whitespace-character-count="19"/>
    <meta:generator>LibreOffice/3.5$Linux_X86_64 LibreOffice_project/350m1$Build-2</meta:generator>
  </office:meta>
</office:document-meta>
</file>